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f3a34" officeooo:paragraph-rsid="001f3a34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left="0in" fo:margin-right="0in" fo:text-indent="0in" style:auto-text-indent="false"/>
    </style:style>
    <style:style style:name="P4" style:family="paragraph" style:parent-style-name="Text_20_body" style:list-style-name="L2"/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Горностаев Владислав Иванович (<text:span text:style-name="T1">ИСИП 3 курс</text:span>)</text:h>
      <text:h text:style-name="Heading_20_2" text:outline-level="2"/>
      <text:h text:style-name="Heading_20_2" text:outline-level="2">Продукт 1: Сертификат ФСТЭК (СЗИ)</text:h>
      <text:p text:style-name="Text_20_body">В качестве примера рассмотрен <text:span text:style-name="Strong_20_Emphasis">Dallas Lock 8.0-К</text:span> — система защиты информации от несанкционированного доступа (СЗИ от НСД), сертификат которой действует до 2026 года.</text:p>
      <text:list text:style-name="L1">
        <text:list-item>
          <text:p text:style-name="P2"><text:span text:style-name="Strong_20_Emphasis">Наименование продукта:</text:span> Система защиты информации от несанкционированного доступа «Dallas Lock 8.0-К» (версия 8.0-К).</text:p>
        </text:list-item>
        <text:list-item>
          <text:p text:style-name="P2"><text:span text:style-name="Strong_20_Emphasis">Владелец / правообладатель:</text:span> ООО «ИнфоТеКС» (по некоторым данным также фигурирует ООО «Даллас Лок»).</text:p>
        </text:list-item>
        <text:list-item>
          <text:p text:style-name="P3"><text:span text:style-name="Strong_20_Emphasis">Номер сертификата:</text:span> <text:span text:style-name="Strong_20_Emphasis">№ 2720</text:span> (от 25.09.2012) .</text:p>
        </text:list-item>
        <text:list-item>
          <text:p text:style-name="P3"><text:span text:style-name="Strong_20_Emphasis">Срок действия:</text:span> до <text:span text:style-name="Strong_20_Emphasis">25.09.2026</text:span> (техническая поддержка сертифицированной версии осуществляется до 25.09.2032) .</text:p>
        </text:list-item>
        <text:list-item>
          <text:p text:style-name="P2"><text:span text:style-name="Strong_20_Emphasis">На какие требования выдан:</text:span></text:p>
          <text:list>
            <text:list-item>
              <text:p text:style-name="P3">Уровень доверия — <text:span text:style-name="Strong_20_Emphasis">4</text:span> .</text:p>
            </text:list-item>
            <text:list-item>
              <text:p text:style-name="P3">Соответствует требованиям к <text:span text:style-name="Strong_20_Emphasis">межсетевым экранам</text:span> (МЭ) уровня защиты <text:span text:style-name="Strong_20_Emphasis">4 класса</text:span> .</text:p>
            </text:list-item>
            <text:list-item>
              <text:p text:style-name="P3">Соответствует требованиям к <text:span text:style-name="Strong_20_Emphasis">системам обнаружения вторжений</text:span> (СОВ) уровня защиты <text:span text:style-name="Strong_20_Emphasis">4 класса</text:span> .</text:p>
            </text:list-item>
            <text:list-item>
              <text:p text:style-name="P3">Соответствует требованиям к <text:span text:style-name="Strong_20_Emphasis">средствам контроля съемных носителей</text:span> (СКН) 4 класса защиты .</text:p>
            </text:list-item>
            <text:list-item>
              <text:p text:style-name="P3">РД СВТ (Руководящий документ Гостехкомиссии) — 5 класс .</text:p>
            </text:list-item>
          </text:list>
        </text:list-item>
        <text:list-item>
          <text:p text:style-name="P2"><text:span text:style-name="Strong_20_Emphasis">Область применения:</text:span> Для построения систем защиты информации в <text:span text:style-name="Strong_20_Emphasis">ГИС</text:span>, <text:span text:style-name="Strong_20_Emphasis">АСУ ТП</text:span> и <text:span text:style-name="Strong_20_Emphasis">ИСПДн</text:span> до <text:span text:style-name="Strong_20_Emphasis">1 класса защищенности</text:span> (включительно), а также для <text:span text:style-name="Strong_20_Emphasis">КИИ</text:span> (объекты критической информационной инфраструктуры) 1-й категории. Защищает информацию, <text:span text:style-name="Strong_20_Emphasis">не содержащую гостайну</text:span>.</text:p>
        </text:list-item>
        <text:list-item>
          <text:p text:style-name="P2"><text:span text:style-name="Strong_20_Emphasis">Ограничения:</text:span> Не предназначен для защиты сведений, составляющих государственную тайну. Поддерживает ОС семейства Windows (сертифицирован на конкретные версии).</text:p>
        </text:list-item>
      </text:list>
      <text:h text:style-name="Heading_20_2" text:outline-level="2">Продукт 2: Реестр Минцифры (Отечественное ПО)</text:h>
      <text:p text:style-name="Text_20_body">В качестве примера рассмотрен <text:span text:style-name="Strong_20_Emphasis">Postgres Pro Enterprise</text:span> — одна из самых популярных российских СУБД, используемых в госсекторе.</text:p>
      <text:list text:style-name="L2">
        <text:list-item>
          <text:p text:style-name="P4"><text:span text:style-name="Strong_20_Emphasis">Наименование продукта:</text:span> Postgres Pro Enterprise (СУБД) версии 10.x — 17.x (включительно).</text:p>
        </text:list-item>
        <text:list-item>
          <text:p text:style-name="P4"><text:span text:style-name="Strong_20_Emphasis">Владелец / правообладатель:</text:span> АО «Постгрес Профессиональный».</text:p>
        </text:list-item>
        <text:list-item>
          <text:p text:style-name="P4"><text:soft-page-break/><text:span text:style-name="Strong_20_Emphasis">Номер реестровой записи:</text:span> <text:span text:style-name="Strong_20_Emphasis">№ 2352</text:span> (дата регистрации: 25.04.2017).</text:p>
        </text:list-item>
        <text:list-item>
          <text:p text:style-name="P4"><text:span text:style-name="Strong_20_Emphasis">Срок действия:</text:span> <text:span text:style-name="Strong_20_Emphasis">Бессрочно</text:span> (запись в реестре действительна, пока продукт соответствует критериям импортозамещения).</text:p>
        </text:list-item>
        <text:list-item>
          <text:p text:style-name="P4"><text:span text:style-name="Strong_20_Emphasis">На какие требования выдан:</text:span> Соответствие <text:span text:style-name="Strong_20_Emphasis">Постановлению Правительства № 1236</text:span> (критериям отнесения ПО к российскому). Подтверждено:</text:p>
          <text:list>
            <text:list-item>
              <text:p text:style-name="P4">Отсутствие иностранного бенефициара (контроль в РФ).</text:p>
            </text:list-item>
            <text:list-item>
              <text:p text:style-name="P4">Наличие прав на исходный код (свободная лицензия с возможностью модификации).</text:p>
            </text:list-item>
            <text:list-item>
              <text:p text:style-name="P4">Отсутствие принудительных обновлений, отключающих функционал.</text:p>
            </text:list-item>
          </text:list>
        </text:list-item>
        <text:list-item>
          <text:p text:style-name="P4"><text:span text:style-name="Strong_20_Emphasis">Область применения:</text:span> Для закупок государственными и муниципальными органами по <text:span text:style-name="Strong_20_Emphasis">44-ФЗ</text:span>, компаниями с госучастием по <text:span text:style-name="Strong_20_Emphasis">223-ФЗ</text:span> (импортозамещение), а также для включения в реестр отечественного ПО для КИИ.</text:p>
        </text:list-item>
        <text:list-item>
          <text:p text:style-name="P4"><text:span text:style-name="Strong_20_Emphasis">Ограничения:</text:span> Запись в реестре <text:span text:style-name="Strong_20_Emphasis">не является сертификатом ФСТЭК</text:span> и не подтверждает защиту от уязвимостей или НСВ (несанкционированного доступа). Это только подтверждение российского происхождения ПО.</text:p>
        </text:list-item>
      </text:list>
      <text:h text:style-name="Heading_20_2" text:outline-level="2">Сравнительный вывод (обязательная часть)</text:h>
      <text:p text:style-name="Text_20_body">Сертификат ФСТЭК и реестровая запись Минцифры принципиально различаются по предмету подтверждения. <text:span text:style-name="Strong_20_Emphasis">Сертификат ФСТЭК</text:span> (как у Dallas Lock) доказывает техническую способность продукта противостоять кибератакам и подтверждает отсутствие «закладок» (недекларированных возможностей), что необходимо для работы с персональными данными и в госорганах. <text:span text:style-name="Strong_20_Emphasis">Реестр Минцифры</text:span> (как у Postgres Pro) подтверждает исключительно юридический статус «отечественности»: отсутствие иностранного контроля и легальность распространения, что требуется для госзакупок по импортозамещению, но <text:span text:style-name="Strong_20_Emphasis">никак не оценивает безопасность</text:span> продукта. Таким образом, для обработки чувствительной информации нужен <text:span text:style-name="Strong_20_Emphasis">сертификат ФСТЭК</text:span>, а для участия в гостендерах — <text:span text:style-name="Strong_20_Emphasis">запись в реестре Минцифры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2T08:33:06.239393386</meta:creation-date>
    <dc:date>2026-04-02T08:43:23.848747588</dc:date>
    <meta:editing-duration>PT10M18S</meta:editing-duration>
    <meta:editing-cycles>2</meta:editing-cycles>
    <meta:generator>LibreOffice/25.8.6.2$Linux_X86_64 LibreOffice_project/a46b460d1686bb49c718d2ef5f88b83ff2dc4981</meta:generator>
    <meta:print-date>2026-04-02T08:41:05.837557559</meta:print-date>
    <meta:printed-by>PDF files</meta:printed-by>
    <meta:document-statistic meta:table-count="0" meta:image-count="0" meta:object-count="0" meta:page-count="2" meta:paragraph-count="29" meta:word-count="435" meta:character-count="3373" meta:non-whitespace-character-count="2983"/>
  </office:meta>
</office:document-meta>
</file>